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tarSymbol" svg:font-family="StarSymbol"/>
    <style:font-face style:name="Tahoma1" svg:font-family="Tahoma"/>
    <style:font-face style:name="Inconsolata" svg:font-family="Inconsolata" style:font-adornments="Regular" style:font-pitch="fixed"/>
    <style:font-face style:name="Courier New" svg:font-family="'Courier New'" style:font-family-generic="modern" style:font-pitch="fixed"/>
    <style:font-face style:name="Minion Pro" svg:font-family="'Minion Pro'" style:font-adornments="Bold" style:font-pitch="variable"/>
    <style:font-face style:name="Minion Pro1" svg:font-family="'Minion Pro'" style:font-adornments="Regular" style:font-pitch="variable"/>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officeooo:paragraph-rsid="00267a14"/>
    </style:style>
    <style:style style:name="P2" style:family="paragraph" style:parent-style-name="Header_20_left">
      <style:text-properties officeooo:paragraph-rsid="002ee339"/>
    </style:style>
    <style:style style:name="P3" style:family="paragraph" style:parent-style-name="Title" style:master-page-name="Standard">
      <style:paragraph-properties style:page-number="auto"/>
    </style:style>
    <style:style style:name="P4" style:family="paragraph" style:parent-style-name="Quotations">
      <style:paragraph-properties fo:margin-left="0.5in" fo:margin-right="0in" fo:text-indent="0in" style:auto-text-indent="false"/>
      <style:text-properties style:font-name="Minion Pro1" fo:font-size="11pt" officeooo:rsid="00408892"/>
    </style:style>
    <style:style style:name="P5" style:family="paragraph" style:parent-style-name="Heading_20_3">
      <style:text-properties officeooo:rsid="00408892"/>
    </style:style>
    <style:style style:name="P6" style:family="paragraph" style:parent-style-name="Text_20_body">
      <style:text-properties officeooo:rsid="00408892"/>
    </style:style>
    <style:style style:name="T1" style:family="text">
      <style:text-properties officeooo:rsid="002fad94"/>
    </style:style>
    <style:style style:name="T2" style:family="text">
      <style:text-properties officeooo:rsid="00408892"/>
    </style:style>
    <style:style style:name="T3" style:family="text">
      <style:text-properties style:font-name="Minion Pro1" fo:font-size="12pt" officeooo:rsid="00408892"/>
    </style:style>
    <style:style style:name="T4" style:family="text">
      <style:text-properties style:font-name="Minion Pro1" fo:font-size="10pt" officeooo:rsid="004406df" style:font-size-asian="10pt"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itle:</text:p>
      <text:p text:style-name="Subtitle">Subtitle </text:p>
      <text:p text:style-name="Author">Author</text:p>
      <text:p text:style-name="Affiliation">Affiliation</text:p>
      <text:p text:style-name="Affiliation">email</text:p>
      <text:p text:style-name="Date">date</text:p>
      <text:p text:style-name="Heading">Heading </text:p>
      <text:p text:style-name="Abstract">Abstract</text:p>
      <text:p text:style-name="Epigraph">Epigraph</text:p>
      <text:p text:style-name="Epigraph_20_Author">Epigraph Author</text:p>
      <text:p text:style-name="Epigraph_20_Source">Epigraph Source</text:p>
      <text:h text:style-name="Heading_20_1" text:outline-level="1"><text:bookmark-start text:name="introduction"/>H<text:bookmark-end text:name="introduction"/>eading 1</text:h>
      <text:h text:style-name="Heading_20_2" text:outline-level="2">Heading 2</text:h>
      <text:h text:style-name="P5" text:outline-level="3">Heading 3<text:bookmark text:name="recording-other-data-collection"/></text:h>
      <text:p text:style-name="First_20_paragraph"><text:span text:style-name="T2">First paragraph. </text:span><text:span text:style-name="T3">Footnote</text:span>.<text:note text:id="ftn1" text:note-class="footnote"><text:note-citation>1</text:note-citation><text:note-body><text:p text:style-name="Footnote"><text:span text:style-name="T4">Footnote text</text:span>.</text:p></text:note-body></text:note></text:p>
      <text:p text:style-name="P6">Text body. </text:p>
      <text:p text:style-name="P4">Quotations </text:p>
      <text:p text:style-name="First_20_paragraph"><text:bookmark-start text:name="protected-activity-under-the-nlra"/>Lorem ipsum dolor sit amet, consectetur adipiscing elit. Sed ultricies arcu non neque convallis commodo. Aliquam dignissim commodo dapibus. Ut accumsan lacus ut posuere auctor. Sed finibus urna vitae lacus auctor semper. Proin ut magna vitae odio vulputate suscipit a id sem. Pellentesque habitant morbi tristique senectus et netus et malesuada fames ac turpis egestas. In ultricies egestas nibh, ut sollicitudin tellus pretium interdum. Fusce volutpat orci ligula, ac ullamcorper enim volutpat id. Sed ut quam malesuada, mattis diam et, viverra urna. Donec gravida ultrices odio eu euismod. Praesent non eros id nulla convallis vehicula. <text:soft-page-break/>Mauris mollis faucibus eros. Maecenas eget tortor ultrices sem aliquam commodo. Nam vestibulum tincidunt dolor, sit amet tincidunt neque hendrerit at.<text:bookmark-end text:name="protected-activity-under-the-nlra"/></text:p>
      <text:p text:style-name="Text_20_body">Cras tristique odio vel quam auctor dapibus. Interdum et malesuada fames ac ante ipsum primis in faucibus. Suspendisse tristique nisi nisi, non placerat urna eleifend et. Aenean ipsum orci, feugiat vel tristique vel, eleifend ut massa. Duis facilisis erat ut enim pellentesque, vel ullamcorper lectus sollicitudin. Nullam non augue egestas, mattis nunc in, mollis odio. Donec ac eleifend urna. Sed convallis erat neque, nec vehicula arcu fermentum et.</text:p>
      <text:p text:style-name="Text_20_body">Nam rhoncus sapien molestie massa interdum, id varius ipsum accumsan. Pellentesque quis dui vulputate, convallis est ut, semper justo. Nunc non velit sem. In rutrum aliquet urna. Ut mollis velit non mi rhoncus placerat. Sed dignissim neque nec augue facilisis, ut consequat leo iaculis. Curabitur imperdiet a sapien vitae ullamcorper. Suspendisse potenti. Aliquam finibus convallis egestas. Etiam nec iaculis arcu, eget bibendum enim. Sed vitae sem velit. Vestibulum non libero nec ipsum gravida interdum at in est. Nam maximus turpis in neque convallis, in pellentesque est volutpat. Fusce ante nulla, dapibus sed volutpat non, consectetur quis nunc.</text:p>
      <text:p text:style-name="Text_20_body">Vivamus neque nulla, maximus feugiat dui a, facilisis imperdiet est. Sed laoreet faucibus mauris vel hendrerit. Suspendisse venenatis ipsum a tortor gravida efficitur. Mauris laoreet placerat dolor. Donec dapibus diam ac faucibus aliquam. Suspendisse ipsum orci, venenatis ut bibendum et, porta ut diam. Sed eu nulla mauris. Pellentesque consequat mattis lorem sed tincidunt. Donec posuere sed ex ut auctor. Nullam eget vehicula orci, ac cursus sem. Morbi eu luctus lorem, non accumsan eros. Cras metus dui, consequat eget sapien sit amet, sodales interdum justo.</text:p>
      <text:p text:style-name="Text_20_body">Quisque non nunc ligula. Mauris feugiat sed erat nec faucibus. Cras in tristique lectus. Phasellus nulla elit, vulputate sit amet mauris nec, tristique cursus nisl. Suspendisse porta massa sit amet porta tempor. Cras eleifend at purus et egestas. Vestibulum ante ipsum primis in faucibus orci luctus et ultrices posuere cubilia curae; Nulla ipsum urna, gravida ac sem ac, finibus vestibulum odio. <text:soft-page-break/>Donec vitae dignissim purus. Nulla gravida vel velit a porta. Aliquam tincidunt arcu a dui efficitur consectetur. Nulla nec lectus quis purus suscipit venenatis et placerat massa. Cras ullamcorper, ipsum vel mattis consectetur, est sem venenatis dui, quis convallis tortor turpis sit amet ipsum.</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tarSymbol" svg:font-family="StarSymbol"/>
    <style:font-face style:name="Tahoma1" svg:font-family="Tahoma"/>
    <style:font-face style:name="Inconsolata" svg:font-family="Inconsolata" style:font-adornments="Regular" style:font-pitch="fixed"/>
    <style:font-face style:name="Courier New" svg:font-family="'Courier New'" style:font-family-generic="modern" style:font-pitch="fixed"/>
    <style:font-face style:name="Minion Pro" svg:font-family="'Minion Pro'" style:font-adornments="Bold" style:font-pitch="variable"/>
    <style:font-face style:name="Minion Pro1" svg:font-family="'Minion Pro'" style:font-adornments="Regular" style:font-pitch="variable"/>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Minion Pro1" fo:font-family="'Minion Pro'" style:font-style-name="Regular" style:font-pitch="variable" fo:font-size="12pt"/>
    </style:style>
    <style:style style:name="Heading" style:family="paragraph" style:parent-style-name="Standard" style:next-style-name="Text_20_body" style:class="text">
      <style:paragraph-properties fo:margin-top="0in" fo:margin-bottom="0.0598in" loext:contextual-spacing="false" fo:text-align="center" style:justify-single-word="false" fo:keep-with-next="always">
        <style:tab-stops/>
      </style:paragraph-properties>
      <style:text-properties style:font-name="Minion Pro1" fo:font-family="'Minion Pro'" style:font-style-name="Regular" style:font-pitch="variable" fo:font-size="12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598in" loext:contextual-spacing="false" fo:line-height="130%" fo:orphans="2" fo:widows="2" fo:text-indent="0.25in" style:auto-text-indent="false" style:page-number="auto"/>
    </style:style>
    <style:style style:name="List" style:family="paragraph" style:parent-style-name="Text_20_body" style:class="list">
      <style:text-properties style:font-name-complex="Tahoma1" style:font-family-complex="Tahoma"/>
    </style:style>
    <style:style style:name="Caption" style:family="paragraph" style:hidden="true"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hidden="true"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margin-top="0.2402in" fo:margin-bottom="0.1201in" loext:contextual-spacing="false" fo:text-align="start" style:justify-single-word="false" style:page-number="auto"/>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1799in" fo:margin-bottom="0.1201in" loext:contextual-spacing="false" fo:text-align="start" style:justify-single-word="false" style:page-number="auto"/>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1799in" fo:margin-bottom="0.1201in" loext:contextual-spacing="false" fo:text-align="start" style:justify-single-word="false" style:page-number="auto"/>
      <style:text-properties fo:font-size="12pt" fo:font-weight="bold" style:font-size-asian="14pt" style:font-weight-asian="bold" style:font-size-complex="14pt" style:font-weight-complex="bold"/>
    </style:style>
    <style:style style:name="Heading_20_4" style:display-name="Heading 4" style:family="paragraph" style:hidden="true"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25in" fo:margin-right="0.25in" fo:margin-top="0in" fo:margin-bottom="0.0598in" loext:contextual-spacing="true" fo:line-height="115%" fo:text-indent="0in" style:auto-text-indent="false"/>
      <style:text-properties fo:font-size="11pt"/>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hidden="true"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hidden="true"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in" fo:margin-right="0in" fo:line-height="115%" fo:text-indent="0.25in" style:auto-text-indent="false" text:number-lines="false" text:line-number="0" style:snap-to-layout-grid="true">
        <style:tab-stops/>
      </style:paragraph-properties>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2.75in" style:type="center"/>
          <style:tab-stop style:position="5.5in" style:type="right"/>
        </style:tab-stops>
      </style:paragraph-properties>
      <style:text-properties style:font-name="Inconsolata" fo:font-family="Inconsolata" style:font-style-name="Regular" style:font-pitch="fixed" fo:font-size="9pt" fo:font-weight="normal"/>
    </style:style>
    <style:style style:name="Definition_20_Term_20_Tight" style:display-name="Definition Term Tight" style:family="paragraph" style:hidden="true"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hidden="true"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paragraph-properties fo:margin-top="0.0598in" fo:margin-bottom="0.2402in" loext:contextual-spacing="false" fo:text-align="center" style:justify-single-word="false"/>
      <style:text-properties fo:font-size="12pt" fo:font-style="normal"/>
    </style:style>
    <style:style style:name="Author" style:family="paragraph" style:parent-style-name="Standard" style:next-style-name="Date" style:master-page-name="">
      <style:paragraph-properties fo:margin-top="0in" fo:margin-bottom="0.0598in" loext:contextual-spacing="false" fo:line-height="100%" fo:text-align="center" style:justify-single-word="false" style:page-number="auto"/>
      <style:text-properties fo:font-size="12pt" fo:font-style="normal"/>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master-page-name="">
      <style:paragraph-properties fo:margin-top="0in" fo:margin-bottom="0.0598in" loext:contextual-spacing="false" fo:line-height="130%" fo:orphans="2" fo:widows="2" style:page-number="auto"/>
    </style:style>
    <style:style style:name="Title" style:family="paragraph" style:parent-style-name="Heading" style:next-style-name="Text_20_body" style:class="chapter">
      <style:paragraph-properties fo:margin-top="0in" fo:margin-bottom="0.0598in" loext:contextual-spacing="false" fo:text-align="center" style:justify-single-word="false"/>
      <style:text-properties style:font-name="Minion Pro" fo:font-family="'Minion Pro'" style:font-style-name="Bold" style:font-pitch="variable" fo:font-size="130%"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in" fo:margin-bottom="0.2402in" loext:contextual-spacing="false" fo:text-align="center" style:justify-single-word="false"/>
      <style:text-properties style:font-name="Minion Pro1" fo:font-family="'Minion Pro'" style:font-style-name="Regular" style:font-pitch="variable" fo:font-size="130%" fo:font-weight="bold" style:font-size-asian="18pt" style:font-size-complex="18pt"/>
    </style:style>
    <style:style style:name="Heading_20_7" style:display-name="Heading 7" style:family="paragraph" style:hidden="true"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ndex_20_Heading" style:display-name="Index Heading" style:family="paragraph" style:hidden="true"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hidden="true" style:parent-style-name="Standard" style:class="extra"/>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in" fo:margin-bottom="0.0417in" loext:contextual-spacing="false"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Header_20_and_20_Footer" style:class="extra" style:master-page-name="">
      <style:paragraph-properties style:page-number="auto" text:number-lines="false" text:line-number="0">
        <style:tab-stops>
          <style:tab-stop style:position="2.75in" style:type="center"/>
          <style:tab-stop style:position="5.5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2.75in" style:type="center"/>
          <style:tab-stop style:position="5.5in" style:type="center"/>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2.75in" style:type="center"/>
          <style:tab-stop style:position="5.5in" style:type="right"/>
        </style:tab-stops>
      </style:paragraph-properties>
    </style:style>
    <style:style style:name="Abstract" style:family="paragraph" style:parent-style-name="Standard" style:next-style-name="Standard" style:master-page-name="">
      <style:paragraph-properties fo:margin-left="0.5in" fo:margin-right="0.5in" fo:margin-top="0.0598in" fo:margin-bottom="0.2402in" loext:contextual-spacing="false" fo:text-indent="0in" style:auto-text-indent="false" style:page-number="auto"/>
      <style:text-properties fo:font-size="10pt"/>
    </style:style>
    <style:style style:name="Epigraph" style:family="paragraph" style:parent-style-name="Standard">
      <style:paragraph-properties fo:margin-left="3.5in" fo:margin-right="0in" fo:margin-top="0in" fo:margin-bottom="0.0598in" loext:contextual-spacing="false" fo:text-indent="0in" style:auto-text-indent="false"/>
      <style:text-properties fo:font-size="10pt" fo:font-style="italic"/>
    </style:style>
    <style:style style:name="Epigraph_20_Author" style:display-name="Epigraph Author" style:family="paragraph" style:parent-style-name="Epigraph">
      <style:paragraph-properties fo:margin-top="0.0598in" fo:margin-bottom="0.0598in" loext:contextual-spacing="false" fo:text-align="end" style:justify-single-word="false"/>
      <style:text-properties fo:font-style="normal"/>
    </style:style>
    <style:style style:name="Epigraph_20_Source" style:display-name="Epigraph Source" style:family="paragraph" style:parent-style-name="Epigraph">
      <style:paragraph-properties fo:text-align="end" style:justify-single-word="false"/>
      <style:text-properties fo:font-variant="small-caps" fo:font-style="normal"/>
    </style:style>
    <style:style style:name="Footer_20_left" style:display-name="Footer left" style:family="paragraph" style:parent-style-name="Footer" style:class="extra">
      <style:paragraph-properties text:number-lines="false" text:line-number="0">
        <style:tab-stops>
          <style:tab-stop style:position="2.75in" style:type="center"/>
          <style:tab-stop style:position="5.5in" style:type="right"/>
        </style:tab-stops>
      </style:paragraph-properties>
      <style:text-properties style:font-name="Inconsolata" fo:font-family="Inconsolata" style:font-style-name="Regular" style:font-pitch="fixed" fo:font-size="9pt" fo:font-weight="normal"/>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2.75in" style:type="center"/>
          <style:tab-stop style:position="5.5in" style:type="right"/>
        </style:tab-stops>
      </style:paragraph-properties>
    </style:style>
    <style:style style:name="Affiliation" style:family="paragraph" style:parent-style-name="Author" style:next-style-name="Standard">
      <style:text-properties fo:font-size="10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text-properties style:font-name="Minion Pro1" fo:font-family="'Minion Pro'" style:font-style-name="Regular" style:font-pitch="variable" fo:font-size="10pt"/>
    </style:style>
    <style:style style:name="Footnote_20_anchor" style:display-name="Footnote anchor" style:family="text">
      <style:text-properties style:text-position="super 58%" style:font-name="Minion Pro1" fo:font-family="'Minion Pro'" style:font-style-name="Regular" style:font-pitch="variable"/>
    </style:style>
    <style:style style:name="Definition" style:family="text"/>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text:style-name="Numbering_20_Symbols" style:num-format="1">
        <style:list-level-properties text:min-label-distance="0.1in"/>
      </text:outline-level-style>
      <text:outline-level-style text:level="2" text:style-name="Numbering_20_Symbols" style:num-format="1" text:display-levels="2">
        <style:list-level-properties text:min-label-distance="0.1in"/>
      </text:outline-level-style>
      <text:outline-level-style text:level="3" text:style-name="Numbering_20_Symbols" style:num-format="1" text:display-levels="3">
        <style:list-level-properties text:min-label-distance="0.1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notes-configuration text:note-class="footnote" text:default-style-name="Footnote" text:citation-style-name="Footnote_20_Symbol" text:citation-body-style-name="Footnote_20_anchor" text:master-page-name="Footnote" style:num-suffix=".  "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paragraph-rsid="00267a14"/>
    </style:style>
    <style:style style:name="MP2" style:family="paragraph" style:parent-style-name="Header_20_left">
      <style:text-properties officeooo:paragraph-rsid="002ee339"/>
    </style:style>
    <style:style style:name="MT1" style:family="text">
      <style:text-properties officeooo:rsid="002fad94"/>
    </style:style>
    <style:page-layout style:name="Mpm1" style:page-usage="mirrored">
      <style:page-layout-properties fo:page-width="8.5in" fo:page-height="11in" style:num-format="1" style:print-orientation="portrait" fo:margin-top="1in" fo:margin-bottom="1in" fo:margin-left="1.5in" fo:margin-right="1.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1in" style:distance-after-sep="0.1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5in" fo:margin-right="1.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4" style:page-usage="left">
      <style:page-layout-properties fo:page-width="8.5in" fo:page-height="11in" style:num-format="1" style:print-orientation="portrait" fo:margin-top="1in" fo:margin-bottom="1in" fo:margin-left="1.5in" fo:margin-right="1.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5" style:page-usage="right">
      <style:page-layout-properties fo:page-width="8.5in" fo:page-height="11in" style:num-format="1" style:print-orientation="portrait" fo:margin-top="1in" fo:margin-bottom="1in" fo:margin-left="1.5in" fo:margin-right="1.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next-style-name="Left_20_Page">
      <style:footer>
        <text:p text:style-name="Footer"/>
      </style:footer>
      <style:footer-left>
        <text:p text:style-name="Footer"/>
      </style:footer-left>
      <loext:footer-first>
        <text:p text:style-name="Footer"><text:span text:style-name="MT1">Words: </text:span><text:span text:style-name="MT1"><text:word-count style:num-format="1">516</text:word-count></text:span><text:tab/><text:tab/><text:user-defined style:data-style-name="N0" text:name="path">~/pandoc/templates/reference.odt</text:user-defined></text:p>
      </loext:footer-first>
    </style:master-page>
    <style:master-page style:name="Footnote" style:page-layout-name="Mpm2"/>
    <style:master-page style:name="Endnote" style:page-layout-name="Mpm2"/>
    <style:master-page style:name="First_20_Page" style:display-name="First Page" style:page-layout-name="Mpm3" style:next-style-name="Left_20_Page">
      <style:header>
        <text:p text:style-name="Header"/>
      </style:header>
      <style:header-left>
        <text:p text:style-name="Header_20_left"/>
      </style:header-left>
      <loext:header-first>
        <text:p text:style-name="Title"><text:title>Title</text:title>:</text:p>
        <text:p text:style-name="Subtitle"><text:user-defined style:data-style-name="N0" text:name="subtitle">Subtitle</text:user-defined></text:p>
        <text:p text:style-name="Author"><text:author-name text:fixed="false">Eric M. Fink</text:author-name></text:p>
        <text:p text:style-name="Author"><text:user-defined style:data-style-name="N0" text:name="affiliation"/></text:p>
        <text:p text:style-name="Date">Draft: <text:user-defined style:data-style-name="N0" text:name="date"/></text:p>
        <text:p text:style-name="Heading"/>
        <text:p text:style-name="Quotations"/>
        <text:p text:style-name="Epigraph"><text:user-defined style:data-style-name="N0" text:name="epigraph"/></text:p>
        <text:p text:style-name="Epigraph_20_Author"><text:user-defined style:data-style-name="N0" text:name="epigraph-by"/></text:p>
        <text:p text:style-name="Epigraph_20_Source"><text:user-defined style:data-style-name="N0" text:name="epigraph-source"/></text:p>
      </loext:header-first>
      <style:footer>
        <text:p text:style-name="Footer"/>
      </style:footer>
      <style:footer-left>
        <text:p text:style-name="Footer"/>
      </style:footer-left>
      <loext:footer-first>
        <text:p text:style-name="MP1"><text:page-number text:select-page="current">0</text:page-number></text:p>
      </loext:footer-first>
    </style:master-page>
    <style:master-page style:name="Left_20_Page" style:display-name="Left Page" style:page-layout-name="Mpm4" style:next-style-name="Right_20_Page">
      <style:header>
        <text:p text:style-name="Header_20_left"><text:page-number text:select-page="current">2</text:page-number><text:tab/><text:user-defined style:data-style-name="N0" text:name="header">Short Title</text:user-defined></text:p>
      </style:header>
      <style:footer>
        <text:p text:style-name="Footer_20_left"><text:tab/><text:tab/></text:p>
      </style:footer>
    </style:master-page>
    <style:master-page style:name="Right_20_Page" style:display-name="Right Page" style:page-layout-name="Mpm5" style:next-style-name="Left_20_Page">
      <style:header>
        <text:p text:style-name="MP2"><text:tab/><text:user-defined style:data-style-name="N0" text:name="header">Short Title</text:user-defined><text:tab/><text:page-number text:select-page="current">3</text:page-number></text:p>
      </style:header>
      <style:footer>
        <text:p text:style-name="Footer_20_right"/>
      </style:footer>
    </style:master-page>
    <style:master-page style:name="Index" style:page-layout-name="Mpm6"/>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3.2$Linux_X86_64 LibreOffice_project/40$Build-2</meta:generator>
    <dc:title>Title</dc:title>
    <meta:initial-creator>Eric M. Fink</meta:initial-creator>
    <dc:creator>Eric M. Fink</dc:creator>
    <meta:creation-date>2020-06-16T20:13:19Z</meta:creation-date>
    <dc:date>2020-06-16T22:22:03.064629322</dc:date>
    <meta:editing-duration>PT4H35M9S</meta:editing-duration>
    <meta:editing-cycles>37</meta:editing-cycles>
    <meta:document-statistic meta:table-count="0" meta:image-count="0" meta:object-count="0" meta:page-count="3" meta:paragraph-count="36" meta:word-count="516" meta:character-count="3447" meta:non-whitespace-character-count="2956"/>
    <meta:user-defined meta:name="header">Short Title</meta:user-defined>
    <meta:user-defined meta:name="path">~/pandoc/templates/reference.odt</meta:user-defined>
    <meta:user-defined meta:name="subtitle">Subtitle</meta:user-defined>
  </office:meta>
</office:document-meta>
</file>